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0.801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6.478cm" fo:wrap-option="no-wrap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8" style:family="graphic" style:parent-style-name="standard">
      <style:graphic-properties draw:stroke="none" draw:fill="none" fo:min-height="11.952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21" style:family="graphic" style:parent-style-name="standard">
      <style:graphic-properties draw:stroke="none" draw:fill="none" fo:min-height="11.827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1.584cm" fo:min-width="11.348cm" fo:wrap-option="no-wrap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6.8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c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0" style:family="paragraph">
      <loext:graphic-properties draw:fill="solid" draw:fill-color="#ffff00" draw:opacity="30%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Monaco1" fo:font-size="16pt" style:font-name-asian="Monaco1" style:font-size-asian="16pt" style:font-name-complex="Monaco1" style:font-size-complex="16pt"/>
    </style:style>
    <style:style style:name="T12" style:family="text">
      <style:text-properties style:font-name="Monaco" fo:font-size="16pt" style:font-name-asian="Monaco1" style:font-size-asian="16pt" style:font-name-complex="Monaco1" style:font-size-complex="16pt"/>
    </style:style>
    <style:style style:name="T13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8" style:family="text">
      <style:text-properties style:font-name="Monaco1" fo:font-size="9pt" style:font-name-asian="Monaco1" style:font-size-asian="9pt" style:font-name-complex="Monaco1" style:font-size-complex="9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1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2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23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24" style:family="text">
      <style:text-properties style:font-name="Monaco1" fo:font-size="12pt" style:font-name-asian="Monaco1" style:font-size-asian="12pt" style:font-name-complex="Monaco1" style:font-size-complex="12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7" style:family="text">
      <style:text-properties fo:color="#000000" style:font-name="Monaco1" fo:font-size="11pt" style:font-name-asian="Monaco1" style:font-size-asian="11pt" style:font-name-complex="Monaco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822cm" svg:x="2.304cm" svg:y="1.30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PHP Analysis with Rascal</text:span><text:span text:style-name="T4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Chris Mulder, Mike Parks, Ioana Rucareanu, Apil Tamang, Ruud van der Weijde, and many others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9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s and System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 datatypes defined in:<text:line-break/><text:tab/>lang::php::ast::AbstractSyntax</text:p>
              </text:list-item>
              <text:list-item>
                <text:p>Systems defined in:<text:line-break/><text:tab/>lang::php::ast::System</text:p>
              </text:list-item>
              <text:list-item>
                <text:p>Note: special support for collections of systems with multiple versions, PHP AiR can find these if they are put in the right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 Bas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cript represents a PHP script</text:p>
              </text:list-item>
              <text:list-item>
                <text:p>A Script is a list of Stmt, the statements that make up the script</text:p>
              </text:list-item>
              <text:list-item>
                <text:p>Statements can contain other Stmt items (e.g., bodies of loops and conditionals) and Expr items (the various PHP expressions)</text:p>
              </text:list-item>
              <text:list-item>
                <text:p>Many other defined types for optional items, array elements, actual parameters, etc</text:p>
              </text:list-item>
              <text:list-item>
                <text:p>See lang::php::ast::AbstractSyntax for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4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9.642cm" svg:height="0.803cm" svg:x="18.037cm" svg:y="8.133cm">
          <text:p text:style-name="P5"><text:span text:style-name="T10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10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1">rascal&gt;</text:span><text:span text:style-name="T12">loc wpload = </text:span></text:p>
            <text:p><text:span text:style-name="T13">|project</text:span><text:span text:style-name="T14">://</text:span><text:span text:style-name="T13">rascal-course-pldi-2015/data/systems/WordPress/</text:span></text:p>
            <text:p><text:span text:style-name="T13"><text:tab/></text:span><text:span text:style-name="T13">wordpress-4.2.2/wp-load.php|</text:span><text:span text:style-name="T12">;</text:span></text:p>
            <text:p text:style-name="P7"><text:span text:style-name="T11">Loc: ...</text:span></text:p>
            <text:p><text:span text:style-name="T11"/></text:p>
            <text:p><text:span text:style-name="T11">rascal&gt;import </text:span><text:span text:style-name="T15">lang::php::ast::AbstractSyntax</text:span><text:span text:style-name="T11">;</text:span></text:p>
            <text:p text:style-name="P7"><text:span text:style-name="T11">ok</text:span></text:p>
            <text:p><text:span text:style-name="T11">rascal&gt;import </text:span><text:span text:style-name="T15">lang::php::ast::System</text:span><text:span text:style-name="T11">;</text:span></text:p>
            <text:p text:style-name="P7"><text:span text:style-name="T11">ok</text:span></text:p>
            <text:p><text:span text:style-name="T11">rascal&gt;import </text:span><text:span text:style-name="T15">lang::php::util::Utils;</text:span></text:p>
            <text:p text:style-name="P7"><text:span text:style-name="T11">ok</text:span></text:p>
            <text:p><text:span text:style-name="T16"/></text:p>
            <text:p><text:span text:style-name="T11">rascal&gt;Script s = </text:span><text:span text:style-name="T17">loadPHPFile(wpload, false, false);</text:span></text:p>
          </draw:text-box>
        </draw:frame>
        <draw:custom-shape draw:style-name="gr3" draw:text-style-name="P6" draw:layer="layout" svg:width="9.642cm" svg:height="0.803cm" svg:x="1.482cm" svg:y="16.652cm">
          <text:p text:style-name="P5"><text:span text:style-name="T10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343cm" svg:y="11.261cm">
          <text:p text:style-name="P5"><text:span text:style-name="T10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229cm" svg:y="16.635cm">
          <text:p text:style-name="P5"><text:span text:style-name="T10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An Example AST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8">Script: script([</text:span></text:p>
            <text:p text:style-name="P7"><text:span text:style-name="T18"><text:s text:c="4"/></text:span><text:span text:style-name="T18">exprstmt(call(</text:span></text:p>
            <text:p text:style-name="P7"><text:span text:style-name="T18"><text:s text:c="8"/></text:span><text:span text:style-name="T18">name(name("define")),</text:span></text:p>
            <text:p text:style-name="P7"><text:span text:style-name="T18"><text:s text:c="8"/></text:span><text:span text:style-name="T18">[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scalar(string("ABSPATH")),</text:span></text:p>
            <text:p text:style-name="P7"><text:span text:style-name="T18"><text:s text:c="12"/></text:span><text:span text:style-name="T18">false),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binaryOperation(</text:span></text:p>
            <text:p text:style-name="P7"><text:span text:style-name="T18"><text:s text:c="14"/></text:span><text:span text:style-name="T18">call(</text:span></text:p>
            <text:p text:style-name="P7"><text:span text:style-name="T18"><text:s text:c="16"/></text:span><text:span text:style-name="T18">name(name("dirname")),</text:span></text:p>
            <text:p text:style-name="P7"><text:span text:style-name="T18"><text:s text:c="16"/></text:span><text:span text:style-name="T18">[actualParameter(</text:span></text:p>
            <text:p text:style-name="P7"><text:span text:style-name="T18"><text:s text:c="20"/></text:span><text:span text:style-name="T18">scalar(fileConstant()[</text:span></text:p>
            <text:p text:style-name="P7"><text:span text:style-name="T18"><text:s text:c="24"/></text:span><text:span text:style-name="T18">@actualValue="/Projects/rascal-course-pldi-2015/data/systems/WordPress/wordpress-4.2.2/wp-load.php"</text:span></text:p>
            <text:p text:style-name="P7"><text:span text:style-name="T18"><text:s text:c="22"/></text:span><text:span text:style-name="T18">]),</text:span></text:p>
            <text:p text:style-name="P7"><text:span text:style-name="T18"><text:s text:c="20"/></text:span><text:span text:style-name="T18">false)]),</text:span></text:p>
            <text:p text:style-name="P7"><text:span text:style-name="T18"><text:s text:c="14"/></text:span><text:span text:style-name="T18">scalar(string("/")),</text:span></text:p>
            <text:p text:style-name="P7"><text:span text:style-name="T18"><text:s text:c="14"/></text:span><text:span text:style-name="T18">concat()),</text:span></text:p>
            <text:p text:style-name="P7"><text:span text:style-name="T18"><text:s text:c="12"/></text:span><text:span text:style-name="T18">false)</text:span></text:p>
            <text:p text:style-name="P7"><text:span text:style-name="T18"><text:s text:c="8"/></text:span><text:span text:style-name="T18">])),</text:span></text:p>
            <text:p text:style-name="P7"><text:span text:style-name="T18">...</text:span></text:p>
          </draw:text-box>
        </draw:frame>
        <draw:g xml:id="id5" draw:id="id5">
          <draw:custom-shape draw:style-name="gr8" draw:text-style-name="P10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2" draw:id="id2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4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1">rascal&gt;Script s = </text:span><text:span text:style-name="T17">loadPHPFile(wpload, </text:span><text:span text:style-name="T22">true</text:span><text:span text:style-name="T17">, false);</text:span></text:p>
          </draw:text-box>
        </draw:frame>
        <draw:custom-shape draw:style-name="gr12" draw:text-style-name="P6" draw:layer="layout" svg:width="11.3cm" svg:height="0.803cm" svg:x="14.486cm" svg:y="12.139cm">
          <text:p text:style-name="P5"><text:span text:style-name="T10">Note: now we want source locations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29.14786302097 -157244.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Same AST, with Locations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8">Script: script([</text:span></text:p>
            <text:p text:style-name="P7"><text:span text:style-name="T18"><text:s text:c="4"/></text:span><text:span text:style-name="T18">exprstmt(call(</text:span></text:p>
            <text:p text:style-name="P7"><text:span text:style-name="T18"><text:s text:c="8"/></text:span><text:span text:style-name="T18">name(name("define")[</text:span></text:p>
            <text:p text:style-name="P7"><text:span text:style-name="T18"><text:s text:c="12"/></text:span><text:span text:style-name="T23">@at=|project://rascal-course-pldi-2015/data/systems/WordPress/wordpress-4.2.2/wp-load.php|(617,6,&lt;22,0&gt;,&lt;22,0&gt;)</text:span></text:p>
            <text:p text:style-name="P7"><text:span text:style-name="T18"><text:s text:c="10"/></text:span><text:span text:style-name="T18">]),</text:span></text:p>
            <text:p text:style-name="P7"><text:span text:style-name="T18"><text:s text:c="8"/></text:span><text:span text:style-name="T18">[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scalar(string("ABSPATH"))[</text:span></text:p>
            <text:p text:style-name="P7"><text:span text:style-name="T18"><text:s text:c="14"/></text:span><text:span text:style-name="T18">@at=|project://rascal-course-pldi-2015/data/systems/WordPress/wordpress-4.2.2/wp-load.php|(625,9,&lt;22,0&gt;,&lt;22,0&gt;)</text:span></text:p>
            <text:p text:style-name="P7"><text:span text:style-name="T18"><text:s text:c="12"/></text:span><text:span text:style-name="T18">],</text:span></text:p>
            <text:p text:style-name="P7"><text:span text:style-name="T18"><text:s text:c="12"/></text:span><text:span text:style-name="T18">false)[</text:span></text:p>
            <text:p text:style-name="P7"><text:span text:style-name="T18"><text:s text:c="12"/></text:span><text:span text:style-name="T18">@at=|project://rascal-course-pldi-2015/data/systems/WordPress/wordpress-4.2.2/wp-load.php|(625,9,&lt;22,0&gt;,&lt;22,0&gt;)</text:span></text:p>
            <text:p text:style-name="P7"><text:span text:style-name="T18"><text:s text:c="10"/></text:span><text:span text:style-name="T18">],</text:span></text:p>
            <text:p text:style-name="P7"><text:span text:style-name="T18"><text:s text:c="10"/></text:span><text:span text:style-name="T18">actualParameter(</text:span></text:p>
            <text:p text:style-name="P7"><text:span text:style-name="T18"><text:s text:c="12"/></text:span><text:span text:style-name="T18">binaryOperation(</text:span></text:p>
            <text:p text:style-name="P7"><text:span text:style-name="T18"><text:s text:c="14"/></text:span><text:span text:style-name="T18">call(</text:span></text:p>
            <text:p text:style-name="P7"><text:span text:style-name="T18"><text:s text:c="16"/></text:span><text:span text:style-name="T18">name(name("dirname")[</text:span></text:p>
            <text:p text:style-name="P7"><text:span text:style-name="T18"><text:s text:c="20"/></text:span><text:span text:style-name="T18">@at=|project://rascal-course-pldi-2015/data/systems/WordPress/wordpress-4.2.2/wp-load.php|(636,7,&lt;22,0&gt;,&lt;22,0&gt;)</text:span></text:p>
            <text:p text:style-name="P7"><text:span text:style-name="T18"><text:s text:c="18"/></text:span><text:span text:style-name="T18">]),</text:span></text:p>
            <text:p text:style-name="P7"><text:span text:style-name="T18"><text:s text:c="16"/></text:span><text:span text:style-name="T18">[actualParameter(</text:span></text:p>
            <text:p text:style-name="P7"><text:span text:style-name="T18"><text:s text:c="20"/></text:span><text:span text:style-name="T18">scalar(fileConstant()[</text:span></text:p>
            <text:p text:style-name="P7"><text:span text:style-name="T18"><text:s text:c="24"/></text:span><text:span text:style-name="T18">@actualValue="/data/systems/WordPress/wordpress-4.2.2/wp-load.php"</text:span></text:p>
            <text:p text:style-name="P7"><text:span text:style-name="T18"><text:s text:c="22"/></text:span><text:span text:style-name="T18">])[</text:span></text:p>
            <text:p text:style-name="P7"><text:span text:style-name="T18">...</text:span></text:p>
            <text:p text:style-name="P7"><text:span text:style-name="T18"><text:s text:c="3"/></text:span></text:p>
          </draw:text-box>
        </draw:frame>
        <draw:g xml:id="id6" draw:id="id6">
          <draw:custom-shape draw:style-name="gr8" draw:text-style-name="P10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4" draw:id="id4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ing the AST in Rascal</text:p>
          </draw:text-box>
        </draw:frame>
        <draw:custom-shape draw:style-name="gr13" draw:text-style-name="P4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10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1">rascal&gt;import util::ValueUI;</text:span></text:p>
            <text:p text:style-name="P7"><text:span text:style-name="T11">ok</text:span></text:p>
            <text:p><text:span text:style-name="T11">rascal&gt;text(s);</text:span></text:p>
            <text:p text:style-name="P7"><text:span text:style-name="T11">ok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4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0.519cm" svg:height="1.441cm" svg:x="1.927cm" svg:y="14.211cm">
          <text:p text:style-name="P5"><text:span text:style-name="T10">Note: This requires the same libraries </text:span></text:p>
          <text:p text:style-name="P5"><text:span text:style-name="T10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165.247148289 -75674.8959778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6" draw:layer="layout" svg:width="16.977cm" svg:height="0.803cm" svg:x="10.448cm" svg:y="3.727cm">
          <text:p text:style-name="P5"><text:span text:style-name="T10">Select the root of the system (WordPress 4.2.2)</text:span></text:p>
          <draw:enhanced-geometry svg:viewBox="0 0 21600 21600" draw:glue-points="10800 0 0 10800 10800 21600 21600 10800 ?f40 ?f41" draw:text-areas="0 0 21600 21600" draw:type="rectangular-callout" draw:modifiers="2543.19707857227 58674.6268656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6.224cm" svg:height="9.314cm" svg:x="0.708cm" svg:y="5.364cm">
          <draw:text-box>
            <text:p text:style-name="P7"><text:span text:style-name="T11">rascal&gt;loc wp422 = </text:span></text:p>
            <text:p><text:span text:style-name="T15">|project://rascal-course-pldi-2015/data/systems/WordPress/wordpress-4.2.2</text:span><text:span text:style-name="T17">|;</text:span></text:p>
            <text:p text:style-name="P7"><text:span text:style-name="T11">Loc: </text:span><text:span text:style-name="T15">...</text:span></text:p>
            <text:p text:style-name="P7"><text:span text:style-name="T11"/></text:p>
            <text:p><text:span text:style-name="T11">rascal&gt;System wp = </text:span><text:span text:style-name="T17">loadPHPFiles(wp422);</text:span></text:p>
          </draw:text-box>
        </draw:frame>
        <draw:custom-shape draw:style-name="gr17" draw:text-style-name="P6" draw:layer="layout" svg:width="9.716cm" svg:height="1.455cm" svg:x="16.925cm" svg:y="12.115cm">
          <text:p text:style-name="P5"><text:span text:style-name="T10">Creates a map from file/script </text:span><text:span text:style-name="T10"><text:line-break/></text:span><text:span text:style-name="T10">locations to 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79.6850879901 -40767.032967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the Serialized ASTs</text:p>
          </draw:text-box>
        </draw:frame>
        <draw:custom-shape draw:style-name="gr14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6.224cm" svg:height="12.202cm" svg:x="0.708cm" svg:y="5.364cm">
          <draw:text-box>
            <text:p text:style-name="P7"><text:span text:style-name="T11">rascal&gt;System wp = loadWordPress();</text:span></text:p>
            <text:p text:style-name="P7"><text:span text:style-name="T11"/></text:p>
            <text:p text:style-name="P7"><text:span text:style-name="T11">System: (</text:span></text:p>
            <text:p text:style-name="P7"><text:span text:style-name="T11"><text:s text:c="2"/></text:span><text:span text:style-name="T11">|project://rascal-course-pldi-2015/data/systems/WordPress/wordpress-4.2.2/wp-admin/includes/ajax-actions.php|:script([</text:span></text:p>
            <text:p text:style-name="P7"><text:span text:style-name="T11"><text:s text:c="6"/></text:span><text:span text:style-name="T11">function(</text:span></text:p>
            <text:p text:style-name="P7"><text:span text:style-name="T11"><text:s text:c="8"/></text:span><text:span text:style-name="T11">"wp_ajax_nopriv_heartbeat",</text:span></text:p>
            <text:p text:style-name="P7"><text:span text:style-name="T11"><text:s text:c="8"/></text:span><text:span text:style-name="T11">false,</text:span></text:p>
            <text:p text:style-name="P7"><text:span text:style-name="T11"><text:s text:c="8"/></text:span><text:span text:style-name="T11">[],</text:span></text:p>
            <text:p text:style-name="P7"><text:span text:style-name="T11"><text:s text:c="8"/></text:span><text:span text:style-name="T11">[</text:span></text:p>
            <text:p text:style-name="P7"><text:span text:style-name="T11"><text:s text:c="10"/></text:span><text:span text:style-name="T11">exprstmt(assign(</text:span></text:p>
            <text:p text:style-name="P7"><text:span text:style-name="T11"><text:s text:c="14"/></text:span><text:span text:style-name="T11">var(name(name("response")))[</text:span></text:p>
            <text:p text:style-name="P7"><text:span text:style-name="T11"><text:s text:c="16"/></text:span><text:span text:style-name="T11">@at=|project://rascal-course-pldi-2015/data/systems/WordPress/wordpress-4.2.2/wp-admin/includes/ajax-actions.php|(320,9,&lt;22,0&gt;,&lt;22,0&gt;)</text:span></text:p>
            <text:p text:style-name="P7"><text:span text:style-name="T11"><text:s text:c="14"/></text:span><text:span text:style-name="T11">],</text:span></text:p>
            <text:p text:style-name="P7"><text:span text:style-name="T11"><text:s text:c="14"/></text:span><text:span text:style-name="T11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text:line-break/></text:p>
              </text:list-item>
              <text:list-item>
                <text:p>See php::Tutorial for the code for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5.152cm" svg:height="0.803cm" svg:x="12.03cm" svg:y="3.394cm">
          <text:p text:style-name="P5"><text:span text:style-name="T10">“</text:span><text:span text:style-name="T10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25.251cm" svg:height="12.077cm" svg:x="1.681cm" svg:y="5.364cm">
          <draw:text-box>
            <text:p text:style-name="P7"><text:span text:style-name="T11">rascal&gt;allCalls = { &lt; c@at, c &gt; | /c:call(_,_) := wp422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admin/includes/theme-install.php|(4738,19,&lt;143,0&gt;,&lt;143,0&gt;),call(</text:span></text:p>
            <text:p text:style-name="P7"><text:span text:style-name="T24"><text:s text:c="4"/></text:span><text:span text:style-name="T24">name(name("__"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38,2,&lt;143,0&gt;,&lt;143,0&gt;)</text:span></text:p>
            <text:p text:style-name="P7"><text:span text:style-name="T24"><text:s text:c="6"/></text:span><text:span text:style-name="T24">]),</text:span></text:p>
            <text:p text:style-name="P7"><text:span text:style-name="T24"><text:s text:c="4"/></text:span><text:span text:style-name="T24">[actualParameter(</text:span></text:p>
            <text:p text:style-name="P7"><text:span text:style-name="T24"><text:s text:c="8"/></text:span><text:span text:style-name="T24">scalar(string("Install Now"))[</text:span></text:p>
            <text:p text:style-name="P7"><text:span text:style-name="T24"><text:s text:c="10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8"/></text:span><text:span text:style-name="T24">],</text:span></text:p>
            <text:p text:style-name="P7"><text:span text:style-name="T24"><text:s text:c="8"/></text:span><text:span text:style-name="T24">false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6"/></text:span><text:span text:style-name="T24">]])[</text:span></text:p>
            <text:p text:style-name="P7"><text:span text:style-name="T24"><text:s text:c="4"/></text:span><text:span text:style-name="T24">@at=|project://rascal-course-pldi-2015/data/systems/WordPress/wordpress-4.2.2/wp-admin/includes/theme-install.php|(4738,19,&lt;143,0&gt;,&lt;143,0&gt;)</text:span></text:p>
            <text:p text:style-name="P7"><text:span text:style-name="T24"><text:s text:c="2"/></text:span><text:span text:style-name="T24">]&gt;,</text:span></text:p>
            <text:p text:style-name="P7"><text:span text:style-name="T2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0.666cm" svg:y="3.644cm">
          <text:p text:style-name="P5"><text:span text:style-name="T10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25.251cm" svg:height="12.077cm" svg:x="1.681cm" svg:y="5.364cm">
          <draw:text-box>
            <text:p text:style-name="P7"><text:span text:style-name="T11">rascal&gt;allCalls = { &lt; c@at, c &gt; | /c:call(_,_) := wp422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admin/includes/theme-install.php|(4738,19,&lt;143,0&gt;,&lt;143,0&gt;),call(</text:span></text:p>
            <text:p text:style-name="P7"><text:span text:style-name="T24"><text:s text:c="4"/></text:span><text:span text:style-name="T24">name(name("__"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38,2,&lt;143,0&gt;,&lt;143,0&gt;)</text:span></text:p>
            <text:p text:style-name="P7"><text:span text:style-name="T24"><text:s text:c="6"/></text:span><text:span text:style-name="T24">]),</text:span></text:p>
            <text:p text:style-name="P7"><text:span text:style-name="T24"><text:s text:c="4"/></text:span><text:span text:style-name="T24">[actualParameter(</text:span></text:p>
            <text:p text:style-name="P7"><text:span text:style-name="T24"><text:s text:c="8"/></text:span><text:span text:style-name="T24">scalar(string("Install Now"))[</text:span></text:p>
            <text:p text:style-name="P7"><text:span text:style-name="T24"><text:s text:c="10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8"/></text:span><text:span text:style-name="T24">],</text:span></text:p>
            <text:p text:style-name="P7"><text:span text:style-name="T24"><text:s text:c="8"/></text:span><text:span text:style-name="T24">false)[</text:span></text:p>
            <text:p text:style-name="P7"><text:span text:style-name="T24"><text:s text:c="8"/></text:span><text:span text:style-name="T24">@at=|project://rascal-course-pldi-2015/data/systems/WordPress/wordpress-4.2.2/wp-admin/includes/theme-install.php|(4742,13,&lt;143,0&gt;,&lt;143,0&gt;)</text:span></text:p>
            <text:p text:style-name="P7"><text:span text:style-name="T24"><text:s text:c="6"/></text:span><text:span text:style-name="T24">]])[</text:span></text:p>
            <text:p text:style-name="P7"><text:span text:style-name="T24"><text:s text:c="4"/></text:span><text:span text:style-name="T24">@at=|project://rascal-course-pldi-2015/data/systems/WordPress/wordpress-4.2.2/wp-admin/includes/theme-install.php|(4738,19,&lt;143,0&gt;,&lt;143,0&gt;)</text:span></text:p>
            <text:p text:style-name="P7"><text:span text:style-name="T24"><text:s text:c="2"/></text:span><text:span text:style-name="T24">]&gt;,</text:span></text:p>
            <text:p text:style-name="P7"><text:span text:style-name="T24">...</text:span></text:p>
          </draw:text-box>
        </draw:frame>
        <draw:custom-shape draw:style-name="gr4" draw:text-style-name="P6" draw:layer="layout" svg:width="11.9cm" svg:height="0.803cm" svg:x="15.567cm" svg:y="10.453cm">
          <text:p text:style-name="P5"><text:span text:style-name="T10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1.847cm" svg:height="1.833cm" svg:x="12.403cm" svg:y="8.93cm">
          <text:p text:style-name="P5"><text:span text:style-name="T10">The first call from the prior page (this </text:span></text:p>
          <text:p text:style-name="P5"><text:span text:style-name="T10">is a set, yours may differ!)</text:span></text:p>
          <draw:enhanced-geometry svg:viewBox="0 0 21600 21600" draw:glue-points="10800 0 0 10800 10800 21600 21600 10800 ?f40 ?f41" draw:text-areas="0 0 21600 21600" draw:type="rectangular-callout" draw:modifiers="-8493.78798109386 -30633.3696837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5">__( 'Install Now' )</text:span></text:p>
            <text:p text:style-name="P7"><text:span text:style-name="T11"/></text:p>
            <text:p text:style-name="P7"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4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10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8" draw:layer="layout" svg:width="25.251cm" svg:height="12.78cm" svg:x="1.681cm" svg:y="5.364cm">
          <draw:text-box>
            <text:p><text:span text:style-name="T11">rascal&gt;allCalls = { &lt; c@at, c &gt; | </text:span><text:span text:style-name="T27">/</text:span><text:span text:style-name="T11">c</text:span><text:span text:style-name="T27">:</text:span><text:span text:style-name="T11">call</text:span><text:span text:style-name="T27">(</text:span><text:span text:style-name="T11">name</text:span><text:span text:style-name="T27">(</text:span><text:span text:style-name="T11">name</text:span><text:span text:style-name="T27">(</text:span><text:span text:style-name="T11">fn</text:span><text:span text:style-name="T27">)),</text:span><text:span text:style-name="T11">_</text:span><text:span text:style-name="T27">)</text:span><text:span text:style-name="T11"> </text:span><text:span text:style-name="T27">:=</text:span><text:span text:style-name="T11"> wp422</text:span><text:span text:style-name="T27">,</text:span><text:span text:style-name="T11"> </text:span></text:p>
            <text:p><text:span text:style-name="T25"><text:s text:c="34"/></text:span><text:span text:style-name="T27">/</text:span><text:span text:style-name="T11">mysql</text:span><text:span text:style-name="T27">/</text:span><text:span text:style-name="T11"> </text:span><text:span text:style-name="T27">:=</text:span><text:span text:style-name="T11"> fn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includes/wp-db.php|(44032,33,&lt;1742,0&gt;,&lt;1742,0&gt;),call(</text:span></text:p>
            <text:p text:style-name="P7"><text:span text:style-name="T24"><text:s text:c="4"/></text:span><text:span text:style-name="T24">name(name("mysql_query")[</text:span></text:p>
            <text:p text:style-name="P7"><text:span text:style-name="T24"><text:s text:c="8"/></text:span><text:span text:style-name="T24">@at=|project://rascal-course-pldi-2015/data/systems/WordPress/wordpress-4.2.2/wp-includes/wp-db.php|(44032,11,&lt;1742,0&gt;,&lt;1742,0&gt;)</text:span></text:p>
            <text:p text:style-name="P7"><text:span text:style-name="T24"><text:s text:c="6"/></text:span><text:span text:style-name="T24">]),</text:span></text:p>
            <text:p text:style-name="P7"><text:span text:style-name="T24"><text:s text:c="4"/></text:span><text:span text:style-name="T24">[</text:span></text:p>
            <text:p text:style-name="P7"><text:span text:style-name="T24"><text:s text:c="6"/></text:span><text:span text:style-name="T24">actualParameter(</text:span></text:p>
            <text:p text:style-name="P7"><text:span text:style-name="T24"><text:s text:c="8"/></text:span><text:span text:style-name="T24">var(name(name("query")))[</text:span></text:p>
            <text:p text:style-name="P7"><text:span text:style-name="T24"><text:s text:c="10"/></text:span><text:span text:style-name="T24">@at=|project://rascal-course-pldi-2015/data/systems/WordPress/wordpress-4.2.2/wp-includes/wp-db.php|(44045,6,&lt;1742,0&gt;,&lt;1742,0&gt;)</text:span></text:p>
            <text:p text:style-name="P7"><text:span text:style-name="T24"><text:s text:c="8"/></text:span><text:span text:style-name="T24">],</text:span></text:p>
            <text:p text:style-name="P7"><text:span text:style-name="T24"><text:s text:c="8"/></text:span><text:span text:style-name="T24">false)</text:span></text:p>
            <text:p text:style-name="P7"><text:span text:style-name="T24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10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5">mysql_query( $query, $this-&gt;dbh )</text:span></text:p>
          </draw:text-box>
        </draw:frame>
        <draw:custom-shape draw:style-name="gr23" draw:text-style-name="P6" draw:layer="layout" svg:width="11.847cm" svg:height="1.833cm" svg:x="12.279cm" svg:y="9.229cm">
          <text:p text:style-name="P5"><text:span text:style-name="T10">The first call from the prior page (this </text:span></text:p>
          <text:p text:style-name="P5"><text:span text:style-name="T10">is a set, yours may differ!)</text:span></text:p>
          <draw:enhanced-geometry svg:viewBox="0 0 21600 21600" draw:glue-points="10800 0 0 10800 10800 21600 21600 10800 ?f40 ?f41" draw:text-areas="0 0 21600 21600" draw:type="rectangular-callout" draw:modifiers="-8493.78798109386 -30633.3696837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4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10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8" draw:layer="layout" svg:width="25.251cm" svg:height="12.78cm" svg:x="1.681cm" svg:y="5.364cm">
          <draw:text-box>
            <text:p><text:span text:style-name="T11">rascal&gt;thisCalls = { &lt; c@at, c &gt; | 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c:methodCall(var(name(name("this"))),_,_) := s };</text:span></text:p>
            <text:p text:style-name="P7"><text:span text:style-name="T11"/></text:p>
            <text:p text:style-name="P7"><text:span text:style-name="T24">rel[loc callLoc,Expr callExpr]: {</text:span></text:p>
            <text:p text:style-name="P7"><text:span text:style-name="T24"><text:s text:c="2"/></text:span><text:span text:style-name="T24">&lt;|project://rascal-course-pldi-2015/data/systems/WordPress/wordpress-4.2.2/wp-includes/class-wp-customize-manager.php|(18920,30,&lt;743,0&gt;,&lt;743,0&gt;),methodCall(</text:span></text:p>
            <text:p text:style-name="P7"><text:span text:style-name="T24"><text:s text:c="4"/></text:span><text:span text:style-name="T24">var(name(name("this")))[</text:span></text:p>
            <text:p text:style-name="P7"><text:span text:style-name="T24"><text:s text:c="6"/></text:span><text:span text:style-name="T24">@at=|project://rascal-course-pldi-2015/data/systems/WordPress/wordpress-4.2.2/wp-includes/class-wp-customize-manager.php|(18920,5,&lt;743,0&gt;,&lt;743,0&gt;)</text:span></text:p>
            <text:p text:style-name="P7"><text:span text:style-name="T24"><text:s text:c="4"/></text:span><text:span text:style-name="T24">],</text:span></text:p>
            <text:p text:style-name="P7"><text:span text:style-name="T24"><text:s text:c="4"/></text:span><text:span text:style-name="T24">name(name("stop_previewing_theme")),</text:span></text:p>
            <text:p text:style-name="P7"><text:span text:style-name="T24"><text:s text:c="4"/></text:span><text:span text:style-name="T24">[])[</text:span></text:p>
            <text:p text:style-name="P7"><text:span text:style-name="T24"><text:s text:c="4"/></text:span><text:span text:style-name="T24">@at=|project://rascal-course-pldi-2015/data/systems/WordPress/wordpress-4.2.2/wp-includes/class-wp-customize-manager.php|(18920,30,&lt;743,0&gt;,&lt;743,0&gt;)</text:span></text:p>
            <text:p text:style-name="P7"><text:span text:style-name="T24"><text:s text:c="2"/></text:span><text:span text:style-name="T24">]&gt;,</text:span></text:p>
            <text:p text:style-name="P7"><text:span text:style-name="T24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10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5">$this-&gt;stop_previewing_theme()</text:span></text:p>
          </draw:text-box>
        </draw:frame>
        <draw:custom-shape draw:style-name="gr23" draw:text-style-name="P6" draw:layer="layout" svg:width="11.847cm" svg:height="1.833cm" svg:x="12.198cm" svg:y="8.879cm">
          <text:p text:style-name="P5"><text:span text:style-name="T10">The first call from the prior page (this </text:span></text:p>
          <text:p text:style-name="P5"><text:span text:style-name="T10">is a set, yours may differ!)</text:span></text:p>
          <draw:enhanced-geometry svg:viewBox="0 0 21600 21600" draw:glue-points="10800 0 0 10800 10800 21600 21600 10800 ?f40 ?f41" draw:text-areas="0 0 21600 21600" draw:type="rectangular-callout" draw:modifiers="-8493.78798109386 -30633.3696837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two? With only string literals as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dynamic invocations calls a method versus which calls a function? In how many cases can we determine this without doing additional analys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varar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Strategy: find function declarations, see if these functions are called ins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dditional Analysis Suppor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trol flow graph extraction</text:p>
              </text:list-item>
              <text:list-item>
                <text:p>Ongoing work on type analysis</text:p>
              </text:list-item>
              <text:list-item>
                <text:p>M3 model extraction</text:p>
              </text:list-item>
              <text:list-item>
                <text:p>Function trace gathering and filtering for dynamic analysis</text:p>
              </text:list-item>
              <text:list-item>
                <text:p>File inclusion resolution (see ASE'14 paper by presenters)</text:p>
              </text:list-item>
              <text:list-item>
                <text:p>Variable features pattern detection (details available on reque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8H50M5S</meta:editing-duration>
    <meta:editing-cycles>355</meta:editing-cycles>
    <dc:date>2015-06-12T12:36:42.993710000</dc:date>
    <meta:generator>LibreOffice/4.4.3.2$MacOSX_X86_64 LibreOffice_project/88805f81e9fe61362df02b9941de8e38a9b5fd16</meta:generator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